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b2b2b2" draw:marker-start-width="0.321cm" draw:marker-end-width="0.321cm" draw:fill-color="#eeeeee" draw:textarea-horizontal-align="justify" draw:textarea-vertical-align="middle" draw:auto-grow-height="false" fo:min-height="1.276cm" fo:min-width="4.58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b2b2b2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035cm" svg:stroke-color="#b2b2b2" draw:marker-start-width="0.252cm" draw:marker-end-width="0.252cm" draw:fill-color="#eeeeee" draw:textarea-horizontal-align="justify" draw:textarea-vertical-align="middle" draw:auto-grow-height="false" fo:min-height="0.648cm" fo:min-width="1.47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106cm" svg:stroke-color="#999999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35cm" svg:stroke-color="#b2b2b2" draw:marker-start-width="0.252cm" draw:marker-end-width="0.252cm" draw:fill-color="#eeeeee" draw:textarea-horizontal-align="justify" draw:textarea-vertical-align="middle" draw:auto-grow-height="false" fo:min-height="0.705cm" fo:min-width="1.802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06cm" svg:stroke-color="#b2b2b2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999999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334cm" svg:height="1.778cm" svg:x="5.572cm" svg:y="18.018cm">
          <text:p text:style-name="P1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5.334cm" svg:height="1.778cm" svg:x="5.572cm" svg:y="21.447cm">
          <text:p text:style-name="P1">Resha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334cm" svg:height="1.778cm" svg:x="5.572cm" svg:y="14.589cm">
          <text:p text:style-name="P1">Max Poo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334cm" svg:height="1.778cm" svg:x="5.572cm" svg:y="10.779cm">
          <text:p text:style-name="P1">Fully Connected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334cm" svg:height="1.778cm" svg:x="5.572cm" svg:y="7.223cm">
          <text:p text:style-name="P1">Fully Connecte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334cm" svg:height="1.778cm" svg:x="2.651cm" svg:y="3.794cm">
          <text:p text:style-name="P1">Lo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5.334cm" svg:height="1.778cm" svg:x="13.827cm" svg:y="3.794cm">
          <text:p text:style-name="P1">Accura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line" svg:x1="8.239cm" svg:y1="21.447cm" svg:x2="8.239cm" svg:y2="19.796cm" draw:start-shape="id1" draw:start-glue-point="0" draw:end-shape="id2" draw:end-glue-point="2" svg:d="M8239 21447v-1651" svg:viewBox="0 0 1 1652">
          <text:p text:style-name="P3"><text:span text:style-name="T1">28x28x1</text:span></text:p>
        </draw:connector>
        <draw:connector draw:style-name="gr2" draw:text-style-name="P5" draw:layer="layout" draw:type="line" svg:x1="8.239cm" svg:y1="18.018cm" svg:x2="8.239cm" svg:y2="16.367cm" draw:start-shape="id2" draw:start-glue-point="0" draw:end-shape="id3" draw:end-glue-point="2" svg:d="M8239 18018v-1651" svg:viewBox="0 0 1 1652">
          <text:p text:style-name="P1"><text:span text:style-name="T2">28x28x32</text:span></text:p>
        </draw:connector>
        <draw:connector draw:style-name="gr2" draw:text-style-name="P5" draw:layer="layout" draw:type="line" svg:x1="8.239cm" svg:y1="14.589cm" svg:x2="8.239cm" svg:y2="12.557cm" draw:start-shape="id3" draw:start-glue-point="0" draw:end-shape="id4" draw:end-glue-point="2" svg:d="M8239 14589v-2032" svg:viewBox="0 0 1 2033">
          <text:p text:style-name="P1"><text:span text:style-name="T2">14x14x32</text:span></text:p>
        </draw:connector>
        <draw:connector draw:style-name="gr2" draw:text-style-name="P5" draw:layer="layout" draw:type="line" svg:x1="8.239cm" svg:y1="10.779cm" svg:x2="8.239cm" svg:y2="9.001cm" draw:start-shape="id4" draw:start-glue-point="0" draw:end-shape="id5" draw:end-glue-point="2" svg:d="M8239 10779v-1778" svg:viewBox="0 0 1 1779">
          <text:p text:style-name="P1"><text:span text:style-name="T2">1024</text:span></text:p>
        </draw:connector>
        <draw:connector draw:style-name="gr2" draw:text-style-name="P5" draw:layer="layout" draw:type="line" svg:x1="8.239cm" svg:y1="7.223cm" svg:x2="5.318cm" svg:y2="5.572cm" draw:start-shape="id5" draw:start-glue-point="0" draw:end-shape="id6" draw:end-glue-point="2" svg:d="M8239 7223l-2921-1651" svg:viewBox="0 0 2922 1652">
          <text:p text:style-name="P1"><text:span text:style-name="T2">10</text:span></text:p>
        </draw:connector>
        <draw:connector draw:style-name="gr2" draw:text-style-name="P5" draw:layer="layout" draw:type="line" svg:x1="8.239cm" svg:y1="7.223cm" svg:x2="16.494cm" svg:y2="5.572cm" draw:start-shape="id5" draw:start-glue-point="0" draw:end-shape="id7" draw:end-glue-point="2" svg:d="M8239 7223l8255-1651" svg:viewBox="0 0 8256 1652">
          <text:p text:style-name="P1"><text:span text:style-name="T2">10</text:span></text:p>
        </draw:connector>
        <draw:custom-shape draw:style-name="gr3" draw:text-style-name="P2" xml:id="id8" draw:id="id8" draw:layer="layout" svg:width="2.794cm" svg:height="1.27cm" svg:x="6.842cm" svg:y="25.13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8.239cm" svg:y1="25.13cm" svg:x2="8.239cm" svg:y2="23.225cm" draw:start-shape="id8" draw:start-glue-point="4" draw:end-shape="id1" draw:end-glue-point="2" svg:d="M8239 25130v-1905" svg:viewBox="0 0 1 1906">
          <text:p/>
        </draw:connector>
        <draw:custom-shape draw:style-name="gr5" draw:text-style-name="P2" xml:id="id9" draw:id="id9" draw:layer="layout" svg:width="3.302cm" svg:height="1.397cm" svg:x="13.827cm" svg:y="9.128cm">
          <text:p text:style-name="P1">Refer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5.478cm" svg:y1="9.128cm" svg:x2="7.985cm" svg:y2="4.683cm" draw:start-shape="id9" draw:start-glue-point="4" draw:end-shape="id6" draw:end-glue-point="1" svg:d="M15478 9128l-7493-4445" svg:viewBox="0 0 7494 4446">
          <text:p text:style-name="P1"><text:span text:style-name="T2">10</text:span></text:p>
        </draw:connector>
        <draw:connector draw:style-name="gr6" draw:text-style-name="P5" draw:layer="layout" draw:type="line" svg:x1="15.478cm" svg:y1="9.128cm" svg:x2="16.494cm" svg:y2="5.572cm" draw:start-shape="id9" draw:start-glue-point="4" draw:end-shape="id7" draw:end-glue-point="2" svg:d="M15478 9128l1016-3556" svg:viewBox="0 0 1017 3557">
          <text:p text:style-name="P1"><text:span text:style-name="T2">10</text:span></text:p>
        </draw:connector>
        <draw:connector draw:style-name="gr7" draw:text-style-name="P6" draw:layer="layout" draw:type="line" svg:x1="5.318cm" svg:y1="3.794cm" svg:x2="5.338cm" svg:y2="2.274cm" draw:start-shape="id6" draw:start-glue-point="0" svg:d="M5318 3794l20-1520" svg:viewBox="0 0 21 1521">
          <text:p/>
        </draw:connector>
        <draw:connector draw:style-name="gr4" draw:text-style-name="P6" draw:layer="layout" draw:type="line" svg:x1="16.494cm" svg:y1="3.794cm" svg:x2="16.525cm" svg:y2="2.321cm" draw:start-shape="id7" draw:start-glue-point="0" svg:d="M16494 3794l31-1473" svg:viewBox="0 0 32 14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5:24:56.436663513</meta:creation-date>
    <dc:date>2018-01-14T15:42:29.951074898</dc:date>
    <meta:editing-duration>PT24S</meta:editing-duration>
    <meta:editing-cycles>1</meta:editing-cycles>
    <meta:document-statistic meta:object-count="20"/>
    <meta:generator>LibreOffice/5.1.6.2$Linux_X86_64 LibreOffice_project/10m0$Build-2</meta:generator>
  </office:meta>
</office:document-meta>
</file>